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Sheet1.A1:Sheet1.B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family-asian="微软雅黑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0T18:40:12.375000000</meta:creation-date>
    <dc:date>2014-07-10T18:40:54.921000000</dc:date>
    <meta:editing-duration>PT42S</meta:editing-duration>
    <meta:editing-cycles>1</meta:editing-cycles>
    <meta:document-statistic meta:table-count="1" meta:cell-count="5" meta:object-count="0"/>
    <meta:generator>LibreOffice/4.3.0.2$Windows_x86 LibreOffice_project/14ed55896fdfcb93ff437b85c4f3e1923d2b1409</meta:generator>
  </office:meta>
</office:document-meta>
</file>